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Heading_20_3">
      <style:text-properties officeooo:paragraph-rsid="000f50f9"/>
    </style:style>
    <style:style style:name="P29" style:family="paragraph" style:parent-style-name="Heading_20_3">
      <style:paragraph-properties fo:text-align="center" style:justify-single-word="false"/>
      <style:text-properties officeooo:paragraph-rsid="000f50f9"/>
    </style:style>
    <style:style style:name="P30"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31"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32"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33"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8" style:family="paragraph" style:parent-style-name="Text_20_body">
      <style:paragraph-properties fo:margin-left="0.9846in" fo:margin-right="0in" fo:text-indent="0in" style:auto-text-indent="false"/>
    </style:style>
    <style:style style:name="P39" style:family="paragraph" style:parent-style-name="Text_20_body">
      <style:paragraph-properties fo:margin-left="0.9846in" fo:margin-right="0in" fo:text-indent="0in" style:auto-text-indent="false"/>
      <style:text-properties officeooo:paragraph-rsid="0029820e"/>
    </style:style>
    <style:style style:name="P40" style:family="paragraph" style:parent-style-name="Text_20_body">
      <style:paragraph-properties fo:margin-left="0.9846in" fo:margin-right="0in" fo:text-indent="0in" style:auto-text-indent="false"/>
      <style:text-properties officeooo:paragraph-rsid="002eadc6"/>
    </style:style>
    <style:style style:name="P41" style:family="paragraph" style:parent-style-name="Text_20_body">
      <style:paragraph-properties fo:margin-left="0.9846in" fo:margin-right="0in" fo:text-indent="0in" style:auto-text-indent="false"/>
      <style:text-properties officeooo:paragraph-rsid="00388490"/>
    </style:style>
    <style:style style:name="P42" style:family="paragraph" style:parent-style-name="Text_20_body">
      <style:paragraph-properties fo:margin-left="0.9846in" fo:margin-right="0in" fo:text-indent="0in" style:auto-text-indent="false"/>
      <style:text-properties officeooo:paragraph-rsid="003b455e"/>
    </style:style>
    <style:style style:name="P43" style:family="paragraph" style:parent-style-name="Text_20_body">
      <style:paragraph-properties fo:margin-left="0.9846in" fo:margin-right="0in" fo:text-indent="0in" style:auto-text-indent="false"/>
      <style:text-properties officeooo:paragraph-rsid="0052143e"/>
    </style:style>
    <style:style style:name="P44" style:family="paragraph" style:parent-style-name="Text_20_body">
      <style:paragraph-properties fo:margin-left="0.9846in" fo:margin-right="0in" fo:text-indent="0in" style:auto-text-indent="false"/>
      <style:text-properties officeooo:paragraph-rsid="006de052"/>
    </style:style>
    <style:style style:name="P45" style:family="paragraph" style:parent-style-name="indent-big">
      <style:paragraph-properties fo:text-align="start" style:justify-single-word="false"/>
      <style:text-properties fo:language="none" fo:country="none" style:language-asian="none" style:country-asian="none"/>
    </style:style>
    <style:style style:name="P46"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7"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1" style:family="paragraph" style:parent-style-name="Text_20_body">
      <style:paragraph-properties fo:margin-left="0.4925in" fo:margin-right="0in" fo:text-indent="0in" style:auto-text-indent="false"/>
      <style:text-properties officeooo:paragraph-rsid="00388490"/>
    </style:style>
    <style:style style:name="P52"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3" style:family="paragraph" style:parent-style-name="Text_20_body">
      <style:paragraph-properties fo:margin-left="1.4772in" fo:margin-right="0in" fo:text-indent="0in" style:auto-text-indent="false"/>
      <style:text-properties officeooo:paragraph-rsid="006c8658"/>
    </style:style>
    <style:style style:name="P54" style:family="paragraph" style:parent-style-name="Text_20_body">
      <style:paragraph-properties fo:margin-left="2.4618in" fo:margin-right="0in" fo:text-indent="0in" style:auto-text-indent="false"/>
    </style:style>
    <style:style style:name="P55" style:family="paragraph" style:parent-style-name="Text_20_body">
      <style:paragraph-properties fo:margin-left="2.4618in" fo:margin-right="0in" fo:text-indent="0in" style:auto-text-indent="false"/>
      <style:text-properties officeooo:paragraph-rsid="006c2c40"/>
    </style:style>
    <style:style style:name="P56" style:family="paragraph" style:parent-style-name="Text_20_body_20__28_user_29_">
      <style:paragraph-properties fo:text-align="start" style:justify-single-word="false"/>
      <style:text-properties fo:language="none" fo:country="none" style:language-asian="none" style:country-asian="none"/>
    </style:style>
    <style:style style:name="P5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8" style:family="paragraph" style:parent-style-name="Text_20_body">
      <style:text-properties officeooo:paragraph-rsid="00a1ace6"/>
    </style:style>
    <style:style style:name="P59" style:family="paragraph" style:parent-style-name="Text_20_body">
      <style:text-properties officeooo:paragraph-rsid="00aaac02"/>
    </style:style>
    <style:style style:name="P60" style:family="paragraph" style:parent-style-name="Heading_20_1">
      <style:text-properties fo:language="none" fo:country="none" style:language-asian="none" style:country-asian="none"/>
    </style:style>
    <style:style style:name="P6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2" style:family="paragraph" style:parent-style-name="indent-big">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3"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officeooo:rsid="00105bb5"/>
    </style:style>
    <style:style style:name="T13" style:family="text">
      <style:text-properties officeooo:rsid="0010c590"/>
    </style:style>
    <style:style style:name="T14" style:family="text">
      <style:text-properties officeooo:rsid="001160b9"/>
    </style:style>
    <style:style style:name="T15" style:family="text">
      <style:text-properties officeooo:rsid="00131786"/>
    </style:style>
    <style:style style:name="T16" style:family="text">
      <style:text-properties officeooo:rsid="00132abb"/>
    </style:style>
    <style:style style:name="T17" style:family="text">
      <style:text-properties officeooo:rsid="0015451c"/>
    </style:style>
    <style:style style:name="T18" style:family="text">
      <style:text-properties officeooo:rsid="0015fe1b"/>
    </style:style>
    <style:style style:name="T19" style:family="text">
      <style:text-properties officeooo:rsid="0016ac27"/>
    </style:style>
    <style:style style:name="T20" style:family="text">
      <style:text-properties officeooo:rsid="0016d9c1"/>
    </style:style>
    <style:style style:name="T21" style:family="text">
      <style:text-properties officeooo:rsid="00177ea2"/>
    </style:style>
    <style:style style:name="T22" style:family="text">
      <style:text-properties officeooo:rsid="001a0ff3"/>
    </style:style>
    <style:style style:name="T23" style:family="text">
      <style:text-properties officeooo:rsid="001b1cea"/>
    </style:style>
    <style:style style:name="T24" style:family="text">
      <style:text-properties officeooo:rsid="001d3f43"/>
    </style:style>
    <style:style style:name="T25" style:family="text">
      <style:text-properties officeooo:rsid="001ee9d7"/>
    </style:style>
    <style:style style:name="T26" style:family="text">
      <style:text-properties officeooo:rsid="001f2dae"/>
    </style:style>
    <style:style style:name="T27" style:family="text">
      <style:text-properties officeooo:rsid="002029b4"/>
    </style:style>
    <style:style style:name="T28" style:family="text">
      <style:text-properties officeooo:rsid="0021d915"/>
    </style:style>
    <style:style style:name="T29" style:family="text">
      <style:text-properties officeooo:rsid="00235e0f"/>
    </style:style>
    <style:style style:name="T30"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1" style:family="text">
      <style:text-properties officeooo:rsid="002455f2"/>
    </style:style>
    <style:style style:name="T32" style:family="text">
      <style:text-properties officeooo:rsid="00262c81"/>
    </style:style>
    <style:style style:name="T33" style:family="text">
      <style:text-properties officeooo:rsid="0027090f"/>
    </style:style>
    <style:style style:name="T34" style:family="text">
      <style:text-properties officeooo:rsid="0027336b"/>
    </style:style>
    <style:style style:name="T35" style:family="text">
      <style:text-properties officeooo:rsid="002763ad"/>
    </style:style>
    <style:style style:name="T36" style:family="text">
      <style:text-properties officeooo:rsid="0028656c"/>
    </style:style>
    <style:style style:name="T37" style:family="text">
      <style:text-properties officeooo:rsid="0029820e"/>
    </style:style>
    <style:style style:name="T38" style:family="text">
      <style:text-properties officeooo:rsid="002a234a"/>
    </style:style>
    <style:style style:name="T39" style:family="text">
      <style:text-properties officeooo:rsid="002b575d"/>
    </style:style>
    <style:style style:name="T40" style:family="text">
      <style:text-properties officeooo:rsid="002cb16c"/>
    </style:style>
    <style:style style:name="T41" style:family="text">
      <style:text-properties officeooo:rsid="0031db1b"/>
    </style:style>
    <style:style style:name="T42" style:family="text">
      <style:text-properties officeooo:rsid="00327653"/>
    </style:style>
    <style:style style:name="T43" style:family="text">
      <style:text-properties officeooo:rsid="0033af24"/>
    </style:style>
    <style:style style:name="T44" style:family="text">
      <style:text-properties officeooo:rsid="0034424c"/>
    </style:style>
    <style:style style:name="T45" style:family="text">
      <style:text-properties officeooo:rsid="00363834"/>
    </style:style>
    <style:style style:name="T46" style:family="text">
      <style:text-properties officeooo:rsid="00375486"/>
    </style:style>
    <style:style style:name="T47" style:family="text">
      <style:text-properties officeooo:rsid="00388490"/>
    </style:style>
    <style:style style:name="T48" style:family="text">
      <style:text-properties officeooo:rsid="0039575f"/>
    </style:style>
    <style:style style:name="T49" style:family="text">
      <style:text-properties officeooo:rsid="003b455e"/>
    </style:style>
    <style:style style:name="T50" style:family="text">
      <style:text-properties officeooo:rsid="003d14fa"/>
    </style:style>
    <style:style style:name="T51" style:family="text">
      <style:text-properties officeooo:rsid="003d24c7"/>
    </style:style>
    <style:style style:name="T52" style:family="text">
      <style:text-properties officeooo:rsid="003d51bc"/>
    </style:style>
    <style:style style:name="T53" style:family="text">
      <style:text-properties officeooo:rsid="003e0318"/>
    </style:style>
    <style:style style:name="T54" style:family="text">
      <style:text-properties officeooo:rsid="00422cde"/>
    </style:style>
    <style:style style:name="T55" style:family="text">
      <style:text-properties officeooo:rsid="00461c1f"/>
    </style:style>
    <style:style style:name="T56" style:family="text">
      <style:text-properties officeooo:rsid="004b4e28"/>
    </style:style>
    <style:style style:name="T57" style:family="text">
      <style:text-properties officeooo:rsid="004b75cf"/>
    </style:style>
    <style:style style:name="T58" style:family="text">
      <style:text-properties officeooo:rsid="004cee7b"/>
    </style:style>
    <style:style style:name="T59" style:family="text">
      <style:text-properties officeooo:rsid="004eae8b"/>
    </style:style>
    <style:style style:name="T60" style:family="text">
      <style:text-properties officeooo:rsid="004f539d"/>
    </style:style>
    <style:style style:name="T61" style:family="text">
      <style:text-properties officeooo:rsid="005017ba"/>
    </style:style>
    <style:style style:name="T62" style:family="text">
      <style:text-properties officeooo:rsid="0050933c"/>
    </style:style>
    <style:style style:name="T63" style:family="text">
      <style:text-properties officeooo:rsid="0051b2c8"/>
    </style:style>
    <style:style style:name="T64" style:family="text">
      <style:text-properties officeooo:rsid="0052143e"/>
    </style:style>
    <style:style style:name="T65" style:family="text">
      <style:text-properties officeooo:rsid="00562877"/>
    </style:style>
    <style:style style:name="T66" style:family="text">
      <style:text-properties officeooo:rsid="0058dead"/>
    </style:style>
    <style:style style:name="T67" style:family="text">
      <style:text-properties officeooo:rsid="005aae29"/>
    </style:style>
    <style:style style:name="T68" style:family="text">
      <style:text-properties officeooo:rsid="005bc1cc"/>
    </style:style>
    <style:style style:name="T69" style:family="text">
      <style:text-properties officeooo:rsid="005c8e1b"/>
    </style:style>
    <style:style style:name="T70" style:family="text">
      <style:text-properties officeooo:rsid="005e6eb9"/>
    </style:style>
    <style:style style:name="T71" style:family="text">
      <style:text-properties officeooo:rsid="005fc8a6"/>
    </style:style>
    <style:style style:name="T72" style:family="text">
      <style:text-properties officeooo:rsid="0060822e"/>
    </style:style>
    <style:style style:name="T73" style:family="text">
      <style:text-properties officeooo:rsid="006236be"/>
    </style:style>
    <style:style style:name="T74" style:family="text">
      <style:text-properties officeooo:rsid="00633e55"/>
    </style:style>
    <style:style style:name="T75" style:family="text">
      <style:text-properties officeooo:rsid="0064a75b"/>
    </style:style>
    <style:style style:name="T76" style:family="text">
      <style:text-properties fo:font-variant="small-caps"/>
    </style:style>
    <style:style style:name="T77" style:family="text">
      <style:text-properties fo:font-style="normal" style:font-style-asian="normal" style:font-style-complex="normal"/>
    </style:style>
    <style:style style:name="T78" style:family="text">
      <style:text-properties fo:font-style="normal" officeooo:rsid="006b82cb" style:font-style-asian="normal" style:font-style-complex="normal"/>
    </style:style>
    <style:style style:name="T79" style:family="text">
      <style:text-properties officeooo:rsid="006b82cb"/>
    </style:style>
    <style:style style:name="T80" style:family="text">
      <style:text-properties officeooo:rsid="006c2c40"/>
    </style:style>
    <style:style style:name="T81" style:family="text">
      <style:text-properties officeooo:rsid="006c8658"/>
    </style:style>
    <style:style style:name="T82" style:family="text">
      <style:text-properties officeooo:rsid="006de052"/>
    </style:style>
    <style:style style:name="T83" style:family="text">
      <style:text-properties officeooo:rsid="006e2449"/>
    </style:style>
    <style:style style:name="T84" style:family="text">
      <style:text-properties officeooo:rsid="006edeb4"/>
    </style:style>
    <style:style style:name="T85" style:family="text">
      <style:text-properties officeooo:rsid="0070ba87"/>
    </style:style>
    <style:style style:name="T86" style:family="text">
      <style:text-properties officeooo:rsid="0072333c"/>
    </style:style>
    <style:style style:name="T87" style:family="text">
      <style:text-properties officeooo:rsid="00733e8f"/>
    </style:style>
    <style:style style:name="T88" style:family="text">
      <style:text-properties officeooo:rsid="0074d84e"/>
    </style:style>
    <style:style style:name="T89" style:family="text">
      <style:text-properties officeooo:rsid="00761e8f"/>
    </style:style>
    <style:style style:name="T90" style:family="text">
      <style:text-properties officeooo:rsid="0076508e"/>
    </style:style>
    <style:style style:name="T91" style:family="text">
      <style:text-properties officeooo:rsid="00766915"/>
    </style:style>
    <style:style style:name="T92" style:family="text">
      <style:text-properties officeooo:rsid="007864d2"/>
    </style:style>
    <style:style style:name="T93" style:family="text">
      <style:text-properties officeooo:rsid="0079dab0"/>
    </style:style>
    <style:style style:name="T94" style:family="text">
      <style:text-properties officeooo:rsid="007b7f8f"/>
    </style:style>
    <style:style style:name="T95" style:family="text">
      <style:text-properties officeooo:rsid="007d5639"/>
    </style:style>
    <style:style style:name="T96" style:family="text">
      <style:text-properties officeooo:rsid="007e01df"/>
    </style:style>
    <style:style style:name="T97" style:family="text">
      <style:text-properties officeooo:rsid="007fbcf0"/>
    </style:style>
    <style:style style:name="T98" style:family="text">
      <style:text-properties officeooo:rsid="00804d34"/>
    </style:style>
    <style:style style:name="T99" style:family="text">
      <style:text-properties officeooo:rsid="00823165"/>
    </style:style>
    <style:style style:name="T100" style:family="text">
      <style:text-properties officeooo:rsid="00835f10"/>
    </style:style>
    <style:style style:name="T101" style:family="text">
      <style:text-properties officeooo:rsid="00854601"/>
    </style:style>
    <style:style style:name="T102" style:family="text">
      <style:text-properties fo:language="ru" fo:country="RU" style:language-complex="hi" style:country-complex="IN"/>
    </style:style>
    <style:style style:name="T103" style:family="text">
      <style:text-properties fo:language="ru" fo:country="RU" officeooo:rsid="00854601" style:language-complex="hi" style:country-complex="IN"/>
    </style:style>
    <style:style style:name="T104" style:family="text">
      <style:text-properties fo:language="ru" fo:country="RU" officeooo:rsid="00866f75" style:language-complex="hi" style:country-complex="IN"/>
    </style:style>
    <style:style style:name="T105" style:family="text">
      <style:text-properties officeooo:rsid="00866f75"/>
    </style:style>
    <style:style style:name="T106" style:family="text">
      <style:text-properties officeooo:rsid="00878ebd"/>
    </style:style>
    <style:style style:name="T107" style:family="text">
      <style:text-properties officeooo:rsid="00885efa"/>
    </style:style>
    <style:style style:name="T108" style:family="text">
      <style:text-properties officeooo:rsid="0089d02b"/>
    </style:style>
    <style:style style:name="T109" style:family="text">
      <style:text-properties officeooo:rsid="008bc171"/>
    </style:style>
    <style:style style:name="T110" style:family="text">
      <style:text-properties officeooo:rsid="008d4797"/>
    </style:style>
    <style:style style:name="T111" style:family="text">
      <style:text-properties officeooo:rsid="008e3cf3"/>
    </style:style>
    <style:style style:name="T112" style:family="text">
      <style:text-properties officeooo:rsid="00937454"/>
    </style:style>
    <style:style style:name="T113" style:family="text">
      <style:text-properties officeooo:rsid="009494b1"/>
    </style:style>
    <style:style style:name="T114" style:family="text">
      <style:text-properties officeooo:rsid="0094d8d9"/>
    </style:style>
    <style:style style:name="T115" style:family="text">
      <style:text-properties officeooo:rsid="009604e0"/>
    </style:style>
    <style:style style:name="T116" style:family="text">
      <style:text-properties officeooo:rsid="0099b814"/>
    </style:style>
    <style:style style:name="T117" style:family="text">
      <style:text-properties officeooo:rsid="009a5a2a"/>
    </style:style>
    <style:style style:name="T118" style:family="text">
      <style:text-properties officeooo:rsid="009baae0"/>
    </style:style>
    <style:style style:name="T119" style:family="text">
      <style:text-properties officeooo:rsid="009c4c4d"/>
    </style:style>
    <style:style style:name="T120" style:family="text">
      <style:text-properties officeooo:rsid="009d4d29"/>
    </style:style>
    <style:style style:name="T121" style:family="text">
      <style:text-properties officeooo:rsid="009e1fea"/>
    </style:style>
    <style:style style:name="T122" style:family="text">
      <style:text-properties officeooo:rsid="009e3ce2"/>
    </style:style>
    <style:style style:name="T123" style:family="text">
      <style:text-properties officeooo:rsid="009e873f"/>
    </style:style>
    <style:style style:name="T124" style:family="text">
      <style:text-properties officeooo:rsid="00a07f85"/>
    </style:style>
    <style:style style:name="T125" style:family="text">
      <style:text-properties officeooo:rsid="00a0ca12"/>
    </style:style>
    <style:style style:name="T126" style:family="text">
      <style:text-properties officeooo:rsid="00a1ace6"/>
    </style:style>
    <style:style style:name="T127" style:family="text">
      <style:text-properties officeooo:rsid="00a37572"/>
    </style:style>
    <style:style style:name="T128" style:family="text">
      <style:text-properties officeooo:rsid="00a49d98"/>
    </style:style>
    <style:style style:name="T129" style:family="text">
      <style:text-properties officeooo:rsid="00a8b305"/>
    </style:style>
    <style:style style:name="T130" style:family="text">
      <style:text-properties officeooo:rsid="00aa4ee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23">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56"/>
      <text:h text:style-name="P60" text:outline-level="1"/>
      <text:h text:style-name="P60" text:outline-level="1">Круглая Радуга</text:h>
      <text:p text:style-name="P1">Посвящается Ричарду Фаринья</text:p>
      <text:h text:style-name="P29" text:outline-level="3">1</text:h>
      <text:h text:style-name="P29" text:outline-level="3">За пределами Нуля</text:h>
      <text:h text:style-name="P28"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2">закачаешься</text:span>: хрустальный дворец вдр<text:span text:style-name="T12">ызг</text:span>. Однако, в полной темноте, без проблеска света, <text:span text:style-name="T1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2">н</text:span>ых среди прочей всячины, которую <text:span text:style-name="T1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5">трухлый</text:span> бетон, <text:span text:style-name="T1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6">давно</text:span> минувших дней, запахи керосинных зим, воскресных дней без уличного движения, кораллоподобно <text:span text:style-name="T17">необъяснимого</text:span> живого роста, начали вписыват<text:span text:style-name="T17">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9">опорах</text:span> в тёмно-зелёной краске, свисают <text:span text:style-name="T2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2">до единой </text:span>и только <text:span text:style-name="T23">лишь </text:span>призраки их, <text:span text:style-name="T23">недвижимые подобно</text:span> рисунк<text:span text:style-name="T23">ам</text:span> в пещере, застыли <text:span text:style-name="T23">по</text:span> стена<text:span text:style-name="T23">м</text:span> упрямым свечением… беженцев забирают партиями, на лифте—дощатая п<text:span text:style-name="T2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24">из </text:span>этаже<text:span text:style-name="T24">й</text:span> беженцы продвигаются и <text:span text:style-name="T24">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24">чего уж</text:span> перебирать <text:span text:style-name="T24">меблировкой</text:span>, раз <text:span text:style-name="T24">докатились</text:span> до такого? Под ногами хрустит древнейшая грязь города, последние напластования всего, что город <text:span text:style-name="T24">отжал</text:span>, чем <text:span text:style-name="T24">пуг</text:span>ал, лгал своим детям. Кому не сл<text:span text:style-name="T25">ышался этот</text:span> голос, <text:span text:style-name="T25">задушевный такой</text:span>, типа, <text:span text:style-name="T25">только между нами</text:span>: «<text:span text:style-name="T25">Да</text:span> ты <text:span text:style-name="T25">ж </text:span>и <text:span text:style-name="T25">сам </text:span>не вери<text:span text:style-name="T26">л</text:span>, <text:span text:style-name="T25">что</text:span> спасёшься. <text:span text:style-name="T27">Чего там</text:span>, теперь-<text:span text:style-name="T26">то все</text:span> мы уж<text:span text:style-name="T26">е</text:span> знаем <text:span text:style-name="T2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2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0">а́</text:span>м: начинает различаться сб<text:span text:style-name="T28">род</text:span> <text:span text:style-name="T28">перепившихся</text:span> <text:span text:style-name="T29">гуляк</text:span>, и в форме, и без, в обнимку с пустыми или полупустыми бутылками, <text:span text:style-name="T29">тут</text:span> развесился на стуле, <text:span text:style-name="T29">там</text:span> свернулся калачиком в нетопленном камине, вон те раскинулись на диванах, <text:span text:style-name="T29">поверх затоптанных</text:span> ковр<text:span text:style-name="T29">ов</text:span>, в шезлонгах на разных уровнях громадного зала, храпя<text:span text:style-name="T29">т</text:span> и сопя<text:span text:style-name="T29">т</text:span> на все лады <text:span text:style-name="T2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29">тянувшиеся</text:span> вокруг горизонталы, товарищи по оружию, поразрумянились, <text:span text:style-name="T29">будто</text:span> компашка голландских мужиков, которым снится их воскрешение в следующие пару минут. </text:p>
      <text:p text:style-name="Text_20_body">По званию он Капитан, имя <text:span text:style-name="T31">Джеффри</text:span> («Пират») Прентис. Поверх него тёплое одеяло шотландской расцветки из оранжевого, ржавого, алого. У его черепа такое ощущение, словно <text:span text:style-name="T31">его</text:span> отли<text:span text:style-name="T31">ли</text:span> из металла. </text:p>
      <text:p text:style-name="Text_20_body">Прямиком над ним, на высоте четырёх метров, Тэди Блот вот-вот свалится с балкончика музыкантов, <text:span text:style-name="T31">из</text:span>брав для падения дыру, которую кто-то в грандиозном бзике прошиб несколько недель назад в эбонитовых до<text:span text:style-name="T3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1">аккомпанемент</text:span> зазвякавших пружин сетки. Одна из ножек отлетает прочь. «Доброе утро»,– <text:span text:style-name="T31">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1">помимо этого</text:span> шло <text:span text:style-name="T32">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33">с</text:span> к тому добавки из недопереваренной пищи <text:span text:style-name="T3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3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33">желают </text:span>хоть одним глазком <text:span text:style-name="T3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3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3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5"><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30"/>
      <text:p text:style-name="P31">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35">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35">Вы</text:span>жидая секунд<text:span text:style-name="T3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9">А ну, оторви-ка свою жопу от пола,</text:p>
      <text:p text:style-name="P39">(пожуй банан-чик) </text:p>
      <text:p text:style-name="P39">Зубы почисть и вперёд, на войну! </text:p>
      <text:p text:style-name="P39">Махни на прощанье <text:span text:style-name="T37">своей </text:span>спящей стране, </text:p>
      <text:p text:style-name="P39"><text:soft-page-break/>И мечтам пошли поцелуй, </text:p>
      <text:p text:style-name="P39">Скажи Мисс Гребл, </text:p>
      <text:p text:style-name="P39">У тебя не стои́т, </text:p>
      <text:p text:style-name="P39">И не встанет до самой Победы, о, </text:p>
      <text:p text:style-name="P39">Но в мирное время всё будет торчком, </text:p>
      <text:p text:style-name="P39">(пожуй банан-чик) </text:p>
      <text:p text:style-name="P39">Вино шипучее, девульки жгучие— </text:p>
      <text:p text:style-name="P39">Осталось лишь пару немчур победить,</text:p>
      <text:p text:style-name="P39">Так улыбнись пошире, улыбкой лучшей в мире, </text:p>
      <text:p text:style-name="P39">Не заставляй нас повторять— </text:p>
      <text:p text:style-name="P39">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37">а</text:span>бичем, поперёк которо<text:span text:style-name="T3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37">по</text:span> все<text:span text:style-name="T37">м</text:span> комнат<text:span text:style-name="T37">ам</text:span> ширится, <text:s/>сменяя застойный дым ночи, <text:span text:style-name="T38">вперемешку с </text:span>алкогол<text:span text:style-name="T38">ем</text:span> и п<text:span text:style-name="T30">о́</text:span>т<text:span text:style-name="T38">ом</text:span>, хрупкий, райск<text:span text:style-name="T3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39">но вот </text:span>так, без экивоков, Смерть посылают на хуй—живая генетическая цепочка оказывается достаточно лабиринтной, чтоб сохран<text:span text:style-name="T4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39">посреди</text:span> войн<text:span text:style-name="T3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39">окружает</text:span> побереж<text:span text:style-name="T39">ья</text:span> громадного трапезного стола, остров южных морей за пару тропиков от промозглых средневековых фантазий Коридона Роспа, <text:span text:style-name="T3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39">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39">с</text:span>аны, банановые пельмени, банановый джем, банановый хлеб и бананы обожжённые на пламени коньяка многолетней выдержки, который Пират при<text:span text:style-name="T39">хватил</text:span> с собой в прошлом году из винного погреба в <text:span text:style-name="T3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4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43">возвращаясь</text:span> в трапезную к остальным, что наслаждаются своим банановым изобилием, густое насыщенье их изголодалых нёб <text:span text:style-name="T40">потерялось </text:span>где-то по ходу утра протяну<text:span text:style-name="T40">того</text:span> между ним и ими. <text:span text:style-name="T40">Разобщены н</text:span>а сотню миль, и <text:span text:style-name="T40"><text:s/></text:span>так <text:span text:style-name="T4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0">и впрямь</text:span> начали собираться. Команда американских сапёров высыпали на дорогу, <text:span text:style-name="T40">топают</text:span> расчищать какие-то руины неподалёку, <text:s/>и поют: </text:p>
      <text:p text:style-name="P40">Ух…</text:p>
      <text:p text:style-name="P40">Холодней, чем титьки ведьмы! </text:p>
      <text:p text:style-name="P40">Холодней ведра</text:p>
      <text:p text:style-name="P40">пингвиньего дерьма! </text:p>
      <text:p text:style-name="P40">Холодней, чем шерсть</text:p>
      <text:p text:style-name="P40">на заднице полярного медведя! </text:p>
      <text:p text:style-name="P40">И даже, чем иней на </text:p>
      <text:p text:style-name="P40">фужере шампанского вина! </text:p>
      <text:p text:style-name="P46"/>
      <text:p text:style-name="P32">Нет, они <text:span text:style-name="T4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45">хотели</text:span>… Трансильванские мадьяры, умеют порчу насылать… шепчут <text:span text:style-name="T46">среди</text:span> ноч<text:span text:style-name="T46">и</text:span>… Ну, <text:span text:style-name="T4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46">новение</text:span> в фантазии посторонних: способность даже, брать на себя бремя управления ими, в данном случае <text:span text:style-name="T46">это всё</text:span> нафантазил румынский эмигрант-роялист, который может пригодиться в недалёком будущем. Этот его дар Фирма <text:span text:style-name="T46">считает</text:span> крайне полезным: в наше время не тронутые умственно лидеры и прочие исторические фигуры <text:span text:style-name="T46">нужны как воздух</text:span>. <text:span text:style-name="T4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46">схронов</text:span>, под ветерком овевающ<text:span text:style-name="T46">и</text:span>м их бунгало, пить за них что им вредно, <text:span text:style-name="T47">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47">возбуждаться</text:span> вместо них до эрекции <text:span text:style-name="T47">от </text:span>непрошенны<text:span text:style-name="T47">х</text:span> мысл<text:span text:style-name="T47">ей</text:span>, которые по мнению докторов не совсем того… страшится всего, что не должно <text:span text:style-name="T47">в</text:span>ызывать в них страха… тут будет уместным <text:soft-page-break/>вспомнить слова П.М.С. Блакета: «Н<text:span text:style-name="T47">а войне н</text:span>ельзя руковод<text:span text:style-name="T47">ствоваться</text:span> порывами эмоций». <text:span text:style-name="T47">Вот и</text:span> мурлы<text:span text:style-name="T47">чь</text:span> себе тот тупой мотивчик, которому тебя обучали, <text:span text:style-name="T53">да</text:span> постарайся хуйни не напороть: </text:p>
      <text:p text:style-name="P41">Да—я—тот </text:p>
      <text:p text:style-name="P41">Самый, кто бредёт </text:p>
      <text:p text:style-name="P41">сквозь их фан-тази-и! </text:p>
      <text:p text:style-name="P41">Переживаю вместо них— </text:p>
      <text:p text:style-name="P41">Даже когда на девушку я вла-зи-ю— </text:p>
      <text:p text:style-name="P41">Приходится мне думать за других, </text:p>
      <text:p text:style-name="P41">Я знаю наперёд кому придёт черёд… </text:p>
      <text:p text:style-name="P41"/>
      <text:p text:style-name="P51">[И тут вступают тубы, баритоны и тромбоны в единой октаве] </text:p>
      <text:p text:style-name="P41"/>
      <text:p text:style-name="P41">И мне по барабану, что опааааасно это, </text:p>
      <text:p text:style-name="P41">Опасность – крыша, с которой я упал давным-давно— </text:p>
      <text:p text:style-name="P43">А когда придёт мне каюк, ты не <text:span text:style-name="T64">слишком </text:span>печалься, друг, </text:p>
      <text:p text:style-name="P41"><text:span text:style-name="T64">Вы</text:span>ссы на мой надгробный камень, </text:p>
      <text:p text:style-name="P41">Пив<text:span text:style-name="T64">о</text:span>, что задолжал <text:span text:style-name="T64">ты </text:span>мне, </text:p>
      <text:p text:style-name="P41">И—вперёд! </text:p>
      <text:p text:style-name="P7"/>
      <text:p text:style-name="Text_20_body"><text:span text:style-name="T4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48">в настолько</text:span> непредсказуемые масштаб<text:span text:style-name="T4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48">из</text:span>лишнюю хромосому Симптома Дауна, точно по темечку. С какого-то момента он <text:span text:style-name="T48">понимал </text:span>уже, что некоторые эпизоды в его снах принадлежат не ему. Не потому что об этом, уже наяву, свидетельствовал дотошный анализ <text:span text:style-name="T48">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4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4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5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48">состоялся</text:span> первый эпизод вне условий какого-либо сна—это случилось в <text:span text:style-name="T48">ходе </text:span>его Киплинговск<text:span text:style-name="T48">ого</text:span> период<text:span text:style-name="T4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48">лучше</text:span>, <text:span text:style-name="T4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57">потащится</text:span> к столам <text:span text:style-name="T57">взвода суданских арабов</text:span> с широкой улыбкой и обратится к их сержанту на ты и по имени, <text:span text:style-name="T51">по братски</text:span>. Так что, конечно, Пират сделал ошибку, когда признал <text:span text:style-name="T48">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1">способных устраивать дела</text:span>, вызывает его в район <text:span text:style-name="T58">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49">для прочтения</text:span> <text:span text:style-name="T49">давних</text:span>, глипто-древни<text:span text:style-name="T49">х </text:span>письм<text:span text:style-name="T49">ён</text:span> в <text:span text:style-name="T4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1">направился</text:span> к этой <text:span text:style-name="T51">непонятности</text:span>. <text:span text:style-name="T51">Та</text:span> <text:span text:style-name="T51">за</text:span>скользи<text:span text:style-name="T51">ла</text:span> ему навстречу по камням мостовой медленно, как слизняк, оставляя в улице позади себя след с непонятно слизистым отблеском, исходивши<text:span text:style-name="T51">м</text:span> никак не от тумана. В разделя<text:span text:style-name="T51">ющ</text:span>ем их пространстве <text:span text:style-name="T5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4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49">а</text:span>лись судьбы всей Европы: </text:p>
      <text:p text:style-name="Text_20_body"/>
      <text:p text:style-name="P42">Никто не-знает-где на-карте,</text:p>
      <text:p text:style-name="P42">Кто-б-мог подумать всё пойдёт-с-того? </text:p>
      <text:p text:style-name="P42">Но всякий серб иль монте-негро-ец </text:p>
      <text:p text:style-name="P42">Только и ждут, что грянет наконец— </text:p>
      <text:p text:style-name="P42">О, милая, пакуй мой саквояж, </text:p>
      <text:p text:style-name="P42">И прикури сигару мне потолще, </text:p>
      <text:p text:style-name="P42">Пиши мне до востр-ебо-вания: </text:p>
      <text:p text:style-name="P42">Вос-точный Экс-пресс, </text:p>
      <text:p text:style-name="P42">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55">й</text:span>ся своих владелиц, висит у трактирных фонарей Ист-Енда, покуда Аденоид не прекращает бесчинств, но не заглатывает в жертву кого п<text:span text:style-name="T30">о́</text:span>падя, нет, у злобного Аденоида имеется общий план, в соответствии <text:soft-page-break/>с которым ведётся отбор определённых особ—<text:span text:style-name="T51">с учётом</text:span> предстоящи<text:span text:style-name="T51">х</text:span> выбор<text:span text:style-name="T51">ов</text:span>, ширящ<text:span text:style-name="T51">его</text:span>ся невысказанн<text:span text:style-name="T51">ого</text:span> недовольств<text:span text:style-name="T51">а</text:span> в Англии, вверга<text:span text:style-name="T5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4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52">ов</text:span> на их маршруте перехватывают твёрдо-пупырчаты<text:span text:style-name="T52">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0">н</text:span>улся. Хотя ему и удалось разработать ломаный диалект, на котором они с Аденоидом могли общаться, его <text:span text:style-name="T5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52">ужасаясь</text:span> его грандиозностью—но только не <text:s/>второй мировой, разумеется. Впрочем, Пирату <text:span text:style-name="T50">в тот период</text:span> Фирма позволяла лишь крошечно гомеопатические дозы мира, чтобы он не пошёл вразнос, но, <text:span text:style-name="T52">вместе с тем,</text:span> <text:span text:style-name="T52">чтобы</text:span> <text:span text:style-name="T56">и </text:span>не отравился <text:s/>ими. </text:p>
      <text:p text:style-name="P46"><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30">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63">х</text:span> очк<text:span text:style-name="T63">ов</text:span> по рецепту, в золотой оправе <text:span text:style-name="T63">и</text:span> стиле генерала МакАртура, пар<text:span text:style-name="T63">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63">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63">излишне</text:span> любопытных), Блоту не до этого всего: он слишком поглощён подготовкой возможных оправданий, если его застукают, хот<text:span text:style-name="T59">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59">тут</text:span>, вроде, <text:span text:style-name="T59">с</text:span> Ок<text:span text:style-name="T59">с</text:span>форд<text:span text:style-name="T59">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59">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59">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59">взглянуть</text:span> в глаза друг другу, пока не скрипнешь стулом на 90°. Стол Тантиви аккуратен, у Слотропа же жуткая свалка, <text:span text:style-name="T59">в которой</text:span> и чёрт ногу сломит. Он не расчищался до столешницы с 1942. Навал слежался слоями <text:span text:style-name="T60">скреплёнными</text:span> вкраплени<text:span text:style-name="T60">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0">ой</text:span>, лепёшками высохших пятен чая или кофе, следами сахара и Домашнего Молока, <text:span text:style-name="T60">сюда же примешаны </text:span>пригоршн<text:span text:style-name="T60">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0">растолчённые </text:span>в пыль. Затем <text:span text:style-name="T60">идёт</text:span> россыпь скрепок, кремней <text:span text:style-name="T60">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0">жутко-</text:span>трудно-<text:span text:style-name="T60">где-</text:span>на<text:span text:style-name="T60">йти</text:span> гелиотропный и горчичный, Скользкий Вяз Таблетки Т<text:span text:style-name="T65">э</text:span>я от Горла, присланные мамой Слотропа, Налиной, аж из <text:span text:style-name="T63">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1">ю</text:span>б<text:span text:style-name="T61">э</text:span> нашёл розу в Ирландии» («У него <text:span text:style-name="T61">попадаются</text:span> неплохие аранжировки»,– уверяет Тантиви,–«<text:span text:style-name="T61">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1">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1">в </text:span>обшивк<text:span text:style-name="T61">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1">м</text:span> цвето<text:span text:style-name="T61">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1">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1">ая</text:span>, и Катариной, золот<text:span text:style-name="T61">ая</text:span>, <text:span text:style-name="T61">а</text:span> взгляд переходит на Алису, Делорес, Ширли, парочка Сэлли—тут в основном красн<text:span text:style-name="T61">ые</text:span> и сини<text:span text:style-name="T61">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62">м</text:span> смерти <text:span text:style-name="T62">ему</text:span> явно <text:span text:style-name="T62">хватает</text:span> врем<text:span text:style-name="T62">ени</text:span>, чтоб и за девушками успе<text:span text:style-name="T62">ва</text:span>ть. Если <text:span text:style-name="T62">имеется</text:span> какая-то причина клеить эти бумажные звезды кажд<text:span text:style-name="T62">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62">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6"><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7"/>
      <text:p text:style-name="P52"><text:soft-page-break/>Ветер изменился, дует с юго-запада, и барометр падает. Немногим за полдень, а уже стемнело <text:span text:style-name="T66">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67">ещё </text:span>до приезда Слотропа, самая усиленная охрана из всех, что он вообще <text:span text:style-name="T67">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67">ы</text:span>—американскому лейтенанту и <text:span text:style-name="T67">посмотреть</text:span> нельзя, нет, не сегодня. ТОТСССГ, конечно, бедный родственник для разведки Союзных Сил. Но хоть на этот раз Слотроп не один <text:span text:style-name="T67">такой</text:span>, он с холодным удовлетворением пронаблюдал как его ровню из ТехИнформа, а вскоре и шефа <text:span text:style-name="T67">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67">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И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И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67">по справочнику</text:span>. <text:span text:style-name="T67">За этим</text:span> что-то больше<text:span text:style-name="T67">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68">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68">из-</text:span>за соседн<text:span text:style-name="T68">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68">подставили</text:span>. Боже, нельзя же, чтоб <text:span text:style-name="T68">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74">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68">ляется</text:span> за высокими холодными окнами М<text:span text:style-name="T68">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68">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68">в подобных</text:span> океан<text:span text:style-name="T68">ах</text:span>, Тантиви всегда рядом, красне<text:span text:style-name="T68">ет </text:span>и улыба<text:span text:style-name="T68">ется</text:span>, а Слотроп изумл<text:span text:style-name="T68">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68">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68">плакатиками</text:span> <text:span text:style-name="T76">запрещается</text:span> или <text:span text:style-name="T76">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69">недавно</text:span>, ну, это вообще <text:span text:style-name="T70">ни в какие ворота</text:span>, жуткий заговор какой-то, когда Слотроп зашёл, как и условились, встретиться с одной, но увидел двух, рядышком, и ракурс <text:span text:style-name="T70">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0">а</text:span> в луче, тут-то и накатила паранойя, лица их <text:span text:style-name="T1">обеих</text:span> двух начали к нему <text:span text:style-name="T70">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0">ничего подобного</text:span>! Никто <text:span text:style-name="T70">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0">шись</text:span> платк<text:span text:style-name="T70">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0">малость перебор</text:span>, возможно, но… «Мне ведомо, есть в миру любовь <text:span text:style-name="T70">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1">з</text:span>а охо<text:span text:style-name="T71">чими</text:span> двуствол<text:span text:style-name="T71">ками</text:span>, <text:span text:style-name="T71">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1">под</text:span>водить его <text:span text:style-name="T71">к</text:span> тем<text:span text:style-name="T71">е</text:span> дипломатическим<text:span text:style-name="T71">и уловками</text:span>, даже теперь. На первых порах Слотроп, с чудаковатым <text:span text:style-name="T71">джентльменством</text:span>, вообще <text:span text:style-name="T71">её не касался</text:span>, пок<text:span text:style-name="T71">уд</text:span>а не понял насколько Тантиви застенчив. Ему дошло это, когда тот попросил найти ему подружку. И примерно в то же время, Тантиви <text:span text:style-name="T71">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1">под</text:span> холодной шерст<text:span text:style-name="T71">ью</text:span> свитера, когда прижал, чтоб чуть согреться в пропахшей <text:span text:style-name="T71">угольным</text:span> дымом <text:s/>прихожей, дневную унылость которой ему никогда не узнать… чашка закипевшего бульона, капля <text:span text:style-name="T71">падает</text:span> на колено и об<text:span text:style-name="T71">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72">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75">етя</text:span> сквозь запах конопли и коричневый сумрак, теперь больше обеспокоен <text:span text:style-name="T72">содроганьями</text:span> Слотропа, чем личными страхами, ему ничего не оста<text:span text:style-name="T72">ётся</text:span> кроме известных ему каналов в попытке развеять и снять <text:span text:style-name="T75">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72">ам</text:span> вряд ли <text:span text:style-name="T72">известно</text:span>. Но это для нас отличная возможность об<text:span text:style-name="T72">какать </text:span>ТехИнформ. <text:span text:style-name="T72">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72">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72">ие</text:span>вском стиле давным-давно, у вечнозелёных падубов… к крикам требующим <text:span text:style-name="T72">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73">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73">й</text:span> запах и больше никогда никаких сюрпризов внутри. И тут она улыбнулась, совсем слабо, и он понял, что именно этого и ждал, <text:span text:style-name="T73">ух-ты</text:span>!—улыбка Ширли Темпл, которая сразу перечеркнула всё, среди чего они её нашли. Глупее не придумаешь. Он <text:span text:style-name="T73">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33"><text:span text:style-name="T77">У него появилась навязчивая идея ракеты, на которой написано его имя—если они и впрямь решили его </text:span><text:span text:style-name="T78">кончить</text:span><text:span text:style-name="T77">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79">это</text:span> может пригодиться,– Тантиви позабавлено <text:span text:style-name="T79">взглядывает</text:span> на него, – надёжный финт, особенно перед боем, знаешь, <text:span text:style-name="T1">просимулировать</text:span> что-то в <text:span text:style-name="T79">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79">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79">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79">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79">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80">завозюканными</text:span> <text:span text:style-name="T80">многолетней</text:span> безжалостно<text:span text:style-name="T80">й</text:span> <text:span text:style-name="T80">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80">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80">к</text:span> происходяще<text:span text:style-name="T80">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55"><text:span text:style-name="Emphasis">Смерть есть природе долг, </text:span></text:p>
      <text:p text:style-name="P54"><text:span text:style-name="Emphasis">Я уплатил, и ты заплатишь.</text:span> </text:p>
      <text:p text:style-name="P54"/>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81">д</text:span>ного Знамени, как для м-с Элизабет, жены лейтенанта Исайи Слотропа (ум. 1812): </text:p>
      <text:p text:style-name="Text_20_body"/>
      <text:p text:style-name="P53">Смерть ненасытная меня скосила, </text:p>
      <text:p text:style-name="P53"><text:span text:style-name="T81">До часа, когда вновь</text:span> Христос приидет </text:p>
      <text:p text:style-name="P53"><text:span text:style-name="T81">Ч</text:span>ад Его спас<text:span text:style-name="T81">ать, как сказано в</text:span> Писании <text:span text:style-name="T81">о Нём,</text:span> </text:p>
      <text:p text:style-name="P53">Мой плач услышь, читающий сие, </text:p>
      <text:p text:style-name="P53"><text:span text:style-name="T81">Злато н</text:span>е сдела<text:span text:style-name="T81">ет</text:span> вечным твоё бытие. </text:p>
      <text:p text:style-name="P53">Ткацкий стан Господа не <text:span text:style-name="T81">прекращает</text:span> дела своего, </text:p>
      <text:p text:style-name="P53">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8">Мне некогда было дожидаться Смерти,</text:p>
      <text:p text:style-name="P38">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81">мехо</text:span>торговцы, козлиными шкурами, <text:span text:style-name="T81">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82">которые</text:span> увозили <text:s/>куда-нибудь ещё, по всей Республике. Всегда куда-нибудь ещё. Деньги находили лазейки просочиться <text:span text:style-name="T82">прочь </text:span>из портфелей акций более хитрыми путями, чем любая генеалогия: <text:span text:style-name="T82">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44">Падение дьявольски нелёгкий труд,</text:p>
      <text:p text:style-name="P44">Ведётся постепенно, кропотливо— </text:p>
      <text:p text:style-name="P44">Никто не согрешает в одночасье, </text:p>
      <text:p text:style-name="P44">Тут дребезги нужны, чтоб поскользнуться, </text:p>
      <text:p text:style-name="P19">но всё-таки они держались. Традиция, <text:span text:style-name="T82">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82">ой</text:span>-то <text:span text:style-name="T82">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82">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82">ли</text:span>сь в зелёную пустошь или усыха<text:span text:style-name="T82">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82">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82">отсюда</text:span> и сравнения таки<text:span text:style-name="T82">е</text:span>. Головешки падали пять часов кряду, дети давно заснули, а взрослые пили кофе и рассказывали друг другу какие пожары вид<text:span text:style-name="T83">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83"> </text:span><text:span text:style-name="Emphasis">небо <text:s/></text:span>именно так и распахивается, вот-вот прорвётся, его лицо уже очерчено этим светом, сейчас всё пропадёт и он <text:span text:style-name="T83">утратит</text:span> себя, как <text:span text:style-name="T83">постоянно</text:span> гов<text:span text:style-name="T83">а</text:span>ри<text:span text:style-name="T83">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84">толкующих о</text:span> благодати, они клянутся, <text:span text:style-name="T4">именно</text:span><text:span text:style-name="T84"> </text:span><text:span text:style-name="Emphasis">так оно и бывает—да </text:span><text:span text:style-name="Emphasis"><text:span text:style-name="T84">и </text:span></text:span><text:span text:style-name="Emphasis">великая длань света </text:span><text:span text:style-name="Emphasis"><text:span text:style-name="T84">тянется вниз</text:span></text:span><text:span text:style-name="Emphasis"> из облаков....</text:span> </text:p>
      <text:p text:style-name="P4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4">На стене, в орнаментальном зажиме тёмной меди, пылает газовый факел, ровно и с лёгким напевом—<text:span text:style-name="T85">от</text:span>регулиров<text:span text:style-name="T85">ан до уровня, которому</text:span> <text:s/>учёны<text:span text:style-name="T85">е</text:span> прошлого века <text:s/><text:span text:style-name="T85">дали имя</text:span>«чувствительное пламя», невидимое у основания, на выходе из отверстия, <text:span text:style-name="T85">оно </text:span>завис<text:span text:style-name="T85">ает</text:span> в паре дюймов выше, бледнеет кверху ровным синим светом маленьк<text:span text:style-name="T85">ого</text:span> мерцающ<text:span text:style-name="T85">его</text:span> конус<text:span text:style-name="T85">а</text:span>, <text:span text:style-name="T85">что </text:span>способ<text:span text:style-name="T85">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85">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86">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86">о</text:span>плетают гласны<text:span text:style-name="T86">ми</text:span> <text:span text:style-name="T86">цепочки из</text:span> неподатливых российско-еврейских согласных… Большинство минуют свя<text:span text:style-name="T86">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86">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86">ополчились на него</text:span>… Огни, которые он изучил также хорошо, как один из <text:span text:style-name="T86">здесь </text:span>присутствующих, <text:span text:style-name="T86">их </text:span>расположен<text:span text:style-name="T86">ность</text:span> и движение, <text:span text:style-name="T86">оказались </text:span>вдруг на противоположном конце, все в танце… в неуместном танце. Ничего из обычного <text:span text:style-name="T86">развития</text:span> Блисеро, ничего нового… отчуждён… Роланд также ощутил вихрь, в т<text:span text:style-name="T86">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87">чуть</text:span> молчит… <text:span text:style-name="T87">лёгкий</text:span> стон… момент тихого отчаяния: «Селена, Селена, ты <text:span text:style-name="T87">ушла</text:span>?» </text:p>
      <text:p text:style-name="Text_20_body">– Нет, дорогой,– на её щекам полоски от недавних слёз.– Я слушаю. </text:p>
      <text:p text:style-name="Text_20_body">– Всё дело в контроле. <text:span text:style-name="T87">Причина всех </text:span>трудност<text:span text:style-name="T87">ей</text:span>: <text:span text:style-name="T87">в </text:span>контрол<text:span text:style-name="T87">е</text:span>. Впервые он оказался <text:span text:style-name="T1">внутри</text:span>, понимаешь. Контроль <text:span text:style-name="T89">помещён</text:span> внутри. Уже нет надобности пассивно <text:span text:style-name="T89">дожидаться</text:span> «внешни<text:span text:style-name="T89">х</text:span> сил»—сворачива<text:span text:style-name="T88">еш</text:span>ь в любой ветер. <text:span text:style-name="T88">Словно</text:span>… </text:p>
      <text:p text:style-name="P21">– Рынок уже не нужда<text:span text:style-name="T89">л</text:span>ся в управлении Невидимой Рукой, но <text:span text:style-name="T89">мог </text:span>теперь <text:span text:style-name="T1"><text:s/>сам создавать себя</text:span>—свою логику, импульс, стиль, <text:span text:style-name="T1">изнутри</text:span>. Перен<text:span text:style-name="T90">ос</text:span> контроля внутрь <text:span text:style-name="T90">ратифицировало то</text:span>, что уже произошло де факто—что вы отринули Бога. Но вы <text:span text:style-name="T90">впали в</text:span> ещё б<text:span text:style-name="T30">о́</text:span>льш<text:span text:style-name="T90">ую</text:span> и более опасн<text:span text:style-name="T90">ую</text:span> иллюзи<text:span text:style-name="T91">ю</text:span>. Иллюзи<text:span text:style-name="T91">я</text:span> контроля. Будто А может ко<text:span text:style-name="T91">н</text:span>тролировать Б. Полностью. <text:span text:style-name="T91">Это <text:s/>никем не </text:span><text:span text:style-name="T5">делается</text:span>. <text:span text:style-name="T91">Всё лишь</text:span> происходит, А и Б не имеют реальности, они просто наименования частей, которы<text:span text:style-name="T91">м надо оставаться</text:span> неразрывн<text:span text:style-name="T91">ыми</text:span>…. </text:p>
      <text:p text:style-name="P21">– <text:span text:style-name="T91">Выдаёт</text:span> белиберду Успенского,– шепнула леди протискиваясь мимо, под руку с портовым грузчиком. Запахи дизельного топлива и духо<text:span text:style-name="T99">в</text:span> <text:span text:style-name="T1">Sous le Vent</text:span>, смешавшись, <text:span text:style-name="T91">плывут</text:span> мимо пока они про<text:span text:style-name="T91">ходят</text:span>. Джессика Свонлейк, цветущая девушка в форме рядовой ВТС, <text:span text:style-name="T91">учуяв</text:span> довоенные духи, взглянула вслед, фнн, наряд не меньше, чем гиней <text:span text:style-name="T91">в</text:span> 15 и целую кучу талонов сверху, наверное, из Харродс и на мне смотрелся б куда лучше, уж это <text:span text:style-name="T91">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91">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91">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92">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92">в</text:span> центр. Милтон Гломинг вскидывает бровь. Его ум, постоянно занятый сбором соответствий, думает, что <text:span text:style-name="T92">ему подвернулось</text:span> ещё одно. </text:p>
      <text:p text:style-name="Text_20_body"><text:soft-page-break/>Медиум, уже с раздражённостью, начин<text:span text:style-name="T93">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93">этом</text:span> мире, но <text:span text:style-name="T93">и</text:span> основ<text:span text:style-name="T93">ополагающ</text:span>ая четырёхсторонняя согласованность, <text:span text:style-name="T93">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93">д</text:span>жера…. </text:p>
      <text:p text:style-name="Text_20_body">– Роджер говорил, что <text:span text:style-name="T93">вы </text:span>теперь подсчитаете все слова, которые записывали и составите какие-то графики,– приветливо, предотвращая <text:span text:style-name="T93">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93">изумлённой</text:span> грациозна,– то мы, конечно же, получим что-то наподобие прямой… однако, у нас есть данные, <text:span text:style-name="T93">которые</text:span> предполагают <text:span text:style-name="T93">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93">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93">для дел такого рода</text:span>,– ответил статистик, <text:span text:style-name="T94">словно</text:span> каждый знает, что это «смерть». </text:p>
      <text:p text:style-name="Text_20_body">Пожилой волонтёр службы оповещения воздушных налёт<text:span text:style-name="T94">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00">К</text:span>апитаном Прентисом,– неопределённый взмах руки.– Как <text:span text:style-name="T94">всегда</text:span>: <text:span text:style-name="T94">неясные</text:span> Микроплёночные Ман<text:span text:style-name="T100">ё</text:span>вры. </text:p>
      <text:p text:style-name="Text_20_body"><text:soft-page-break/>Включённый в <text:span text:style-name="T94">какой-то</text:span> из <text:span text:style-name="T94">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94">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94">и </text:span>воспринимает, косвенно, <text:span text:style-name="T94">в виде</text:span> классово<text:span text:style-name="T94">й нервозности</text:span>, он несёт свою улыбку среди всех тут собравшихся как боевую фалангу. <text:span text:style-name="T94">Её о</text:span>н перенял <text:span text:style-name="T94">в кино</text:span>—та <text:span text:style-name="T94">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94">М</text:span>айор, <text:span text:style-name="T94">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94">джентльменски</text:span> муштрованные маньяки из ИСО, <text:span text:style-name="T1">ах очень </text:span><text:span text:style-name="T7">мило</text:span><text:span text:style-name="T1">, </text:span><text:span text:style-name="T6">К</text:span><text:span text:style-name="T1">апитан</text:span>, трандёж <text:span text:style-name="T94">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94">вот</text:span> <text:span text:style-name="T94">что и</text:span> достаёт по полной) единственное место во всех пределах империи войны, где он чувствует себя не <text:span text:style-name="T95">окончательным</text:span> чужаком. </text:p>
      <text:p text:style-name="P22">– Это вообще не<text:span text:style-name="T95">постижимо</text:span>,– говори<text:span text:style-name="T95">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95">и </text:span>мыслили по иному. И вдруг в 1944 по нему осуждают направо и налево. Нашего м-ра Эвентира,– указыва<text:span text:style-name="T95">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95">настолько</text:span> идиот<text:span text:style-name="T95">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96">Осёл</text:span>. И ты <text:span text:style-name="T1">за них</text:span>. <text:span text:style-name="T97">Как т</text:span>ы <text:span text:style-name="T97">мог </text:span>не почувствова<text:span text:style-name="T97">ть ещё на входе</text:span>? Это громадн<text:span text:style-name="T97">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97">повёл.</text:span> Терпимость. А<text:span text:style-name="T98">х</text:span>. </text:p>
      <text:p text:style-name="Text_20_body">– Ты бы <text:span text:style-name="T98">заглянул как-нибудь</text:span>, пусть доктор Грост проверит на своей ЭЭГ. </text:p>
      <text:p text:style-name="Text_20_body">– Ладно, как только <text:span text:style-name="T98">найду</text:span> время,– неопределённо. И тут <text:span text:style-name="T98">уже </text:span>проблема безопасности, пустая болтовня пускает корабли на дно, он не может быть <text:span text:style-name="T98">чересчур</text:span> уверен, даже насчёт Мехико. В текущей операции слишком много кругов, внешних и внутренних. Список доверенных лиц сокраща<text:span text:style-name="T98">е</text:span>тся, <text:span text:style-name="T98">с</text:span> <text:span text:style-name="T98">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98">свежей</text:span> мании Фирмы, известной как операция Чёрное Крыло, своей статистикой—анализиру<text:span text:style-name="T98">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98">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98">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98">и </text:span>было-<text:span text:style-name="T98">то</text:span>, всё меньше способны доверять, погрязнув в нескончаемой болтологии, в ежедневной самокритике, <text:span text:style-name="T98">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01">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98">заснятое на</text:span> этой войн<text:span text:style-name="T98">е</text:span>… по крайней мере, жизнь…. </text:p>
      <text:p text:style-name="P35"><text:span text:style-name="T102">Вон девушка Мехико </text:span><text:span text:style-name="T103">за</text:span><text:span text:style-name="T102">ходит в комнату. Он замечает её мгновенно, чистота вокруг неё, дым и шум отступают… так </text:span><text:span text:style-name="T104">это </text:span><text:span text:style-name="T102">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04">И тут о</text:span><text:span text:style-name="T102">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10">с </text:span>апрел<text:span text:style-name="T110">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05">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05">илась </text:span><text:soft-page-break/><text:span text:style-name="T105">сберечь</text:span> это<text:span text:style-name="T105">т</text:span> момент мальчишества в его имперски вышколенном, уже устоявшемся (ему было 33) быту, в его пред-Аскетизме, <text:span text:style-name="T105">эту его</text:span>, <text:span text:style-name="T105">как</text:span> Скорпия определила, последнюю любовь—хотя сама была слишком молода, чтобы знать <text:span text:style-name="T106"><text:s/></text:span><text:span text:style-name="T1">это</text:span>, <text:span text:style-name="T106">понимать</text:span>, как <text:span text:style-name="T106">понимал</text:span> Пират, <text:span text:style-name="T106">про что</text:span> <text:span text:style-name="T1">на самом деле</text:span> поётся в песне «Танцы в темноте»…. </text:p>
      <text:p text:style-name="P23">Он старательно <text:span text:style-name="T108">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06">ся ему</text:span>, вопреки всем ожиданиям, <text:span text:style-name="T108">чтоб он </text:span><text:span text:style-name="T8">мог</text:span><text:span text:style-name="T108"> </text:span>отбросить скудное расписание человека Запада… но как <text:span text:style-name="T106">возможно </text:span>человек<text:span text:style-name="T106">у</text:span>… где ему вообще начинать в возрасте 33-х… «Т<text:span text:style-name="T108">ак это </text:span><text:span text:style-name="T8">самое время</text:span>,»– засме<text:span text:style-name="T108">ялась бы она</text:span>, не так от раздражения (<text:span text:style-name="T108">это </text:span><text:span text:style-name="T8">было бы</text:span><text:span text:style-name="T108"> смешно</text:span>), сколько от <text:span text:style-name="T109">забавности</text:span> нереальной проблемы—сама <text:span text:style-name="T109">же шла враспыл</text:span> <text:span text:style-name="T109">от</text:span> его маниакальности, <text:span text:style-name="T106">непрестанной безудержности</text:span>, так <text:span text:style-name="T109">берёт</text:span>, раскладывает е<text:span text:style-name="T106">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06">ведь </text:span>и вправду <text:span text:style-name="T111">же </text:span>слишком безум<text:span text:style-name="T106">ец</text:span>, чтобы <text:s/>это <text:span text:style-name="T106">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06">видит</text:span>, но никогда не говори<text:span text:style-name="T106">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06">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06">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07">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07">щегольских</text:span> сюртучках и приталенных пальтецах, бегали по всей станции, глотали свои предотъездные шоколадки и выстраивались <text:span text:style-name="T107">рядком</text:span> для новых <text:span text:style-name="T107">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9"><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36">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12">твлечь</text:span> его<text:span text:style-name="T112">б внести тишину в</text:span> угл<text:span text:style-name="T112">ы</text:span> комнат, <text:span text:style-name="T112">на </text:span>покрывал<text:span text:style-name="T112">а</text:span>, стол<text:span text:style-name="T112">ешницы</text:span>—<text:span text:style-name="T112">где придётся</text:span>... Даже в кино, когда смотрели т<text:span text:style-name="T112">у</text:span> <text:span text:style-name="T112">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13">настолько</text:span>, что никак не отличить которое из них чьё. Оба одновременно чувствовали странное недоумение… как если нежданно <text:span text:style-name="T113">у</text:span>видишь себя в зеркале… и даже более того, чувство <text:span text:style-name="T113">единения</text:span>… что появляло<text:span text:style-name="T113">с</text:span>ь потом—через пару минут, через неделю, тут не угадаешь, и им доходило, когда уже не вместе, отчего <text:span text:style-name="T113">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13">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13">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13">л</text:span>лз— </text:p>
      <text:p text:style-name="Text_20_body">И тут падает ракета. Круто, круто. Взрыв, глухие раскаты. Довольно далеко в городе, чтоб <text:span text:style-name="T113">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13">будь</text:span> там ракета <text:span text:style-name="T113">или</text:span> нет, поэтому сейчас на Ягуаре Пойнтсмена включает заднюю вместо, да, въезжа<text:span text:style-name="T113">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14">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14">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14">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14">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15">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15">она, </text:span>эта война, на хуй. </text:p>
      <text:p text:style-name="P50"><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37">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16">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16">он</text:span> в жизни <text:s/>и близко <text:span text:style-name="T116">не бывал</text:span> к лаборатории. </text:p>
      <text:p text:style-name="Text_20_body">Это запах эфира, он исходит от м-ра Эдварда В. А. Пойнтсмена, ЧККХ. Как только пёс исчез<text:span text:style-name="T116">ает</text:span> за рухнувшей стеной, мелькнув прощально кончиком хвоста, нога доктора проваливается в белую разинутую глотку унитаза, которую <text:span text:style-name="T116">тот</text:span>, сосредоточ<text:span text:style-name="T116">я</text:span>сь на охоте, не у<text:span text:style-name="T116">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16">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16">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16">т </text:span>возможно<text:span text:style-name="T116">сти как-то</text:span> <text:span text:style-name="T116">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16">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16">за</text:span>таивш<text:span text:style-name="T116">его</text:span>ся в конце улицы из линии домов. V-бомба, в чьих разрушениях он вёл охоту, <text:span text:style-name="T117">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17">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17">Руина</text:span> ждёт его, уходя склоном вверх, к задним стенам, неразберихой штукатурной дран<text:span text:style-name="T117">к</text:span>и в бесцельны<text:span text:style-name="T117">х</text:span> связ<text:span text:style-name="T117">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17">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17">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17">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77">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17">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21">побухивает</text:span> вслед за ним в р<text:span text:style-name="T117">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18">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18">отскакивает</text:span> в сторону и пулей <text:span text:style-name="T118">на выход</text:span>, пока Роджер <text:span text:style-name="T118">свалился</text:span> со своей губкой в коляску <text:span text:style-name="T118">разлетевшуюся</text:span> под его весом. Расплывчато, доносится сверху вой доктора:– «Он убегает, Мехико, поспешите!» </text:p>
      <text:p text:style-name="Text_20_body">– <text:span text:style-name="T118">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18">от</text:span> <text:span text:style-name="T118">этюд</text:span>. Роджер <text:span text:style-name="T118">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19">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19">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19">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19">вскрякнув</text:span> вскидывает свою заунитаженную ногу, промахивается, замах разворачивает его кругом, сеть <text:span text:style-name="T119">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19">затрещала</text:span>, валятся куски промокшей штукатурки. Стенка над ними, лишённая всякой опоры, шата<text:span text:style-name="T119">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19">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19">мне следует</text:span> <text:span text:style-name="T119">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19">г</text:span>руди Джессики на вязаную голову, обнажённый нос и глаза—ему кажется, что доктору нужно больше, чем его содействие, <text:span text:style-name="T119">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22">подъезжают</text:span> к длинной кирпичной импровизации, Викторианское изложение того, что когда-то, давным-давно, выли<text:span text:style-name="T120">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20">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20">й</text:span> функци<text:span text:style-name="T120">и </text:span>толстой кишки, один из обитателей которого д-р Кевин Сп<text:span text:style-name="T120">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20">теперь</text:span>, как понял Роджер, неделя Спектро, которого могут нав<text:span text:style-name="T120">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20">ое</text:span> топ<text:span text:style-name="T120">анье</text:span> их обуви, как танцы пуантов по мрамору, нарушающих твой покой, не стихающие удаляясь, голос Пойнтсмена и походка всегда выделя<text:span text:style-name="T120">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20">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61"><draw:frame draw:style-name="fr1" draw:name="Image8" text:anchor-type="paragraph" svg:width="6.9252in" svg:height="0.3661in" draw:z-index="7"><draw:image xlink:href="Pictures/1000000000000B720000009B428C9716555D8079.png" xlink:type="simple" xlink:show="embed" xlink:actuate="onLoad" loext:mime-type="image/png"/></draw:frame>&amp;&amp;&amp;&amp;</text:p>
      <text:p text:style-name="P57">Внутри госпиталя Св. Вероники они усаживаются вместе, напротив палаты Военных <text:span text:style-name="T124">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24">тогда</text:span> <text:span text:style-name="T124">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25">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25">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30">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5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5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25">до</text:span>вести её <text:span text:style-name="T125">до </text:span>сумеречност<text:span text:style-name="T125">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5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25">замёрзшем</text:span> измученном городе…. …как будто снова пол, типа, громадный лифт взмыва<text:span text:style-name="T125">ет</text:span> вместе с тобой к потолку—воспроизводя, теперь, как стены разлета<text:span text:style-name="T125">ются</text:span> во все стороны, кирпичи, штукатурка сып<text:span text:style-name="T125">ятся</text:span> вниз, твой мгновенный паралич <text:span text:style-name="T125">от</text:span> смерт<text:span text:style-name="T125">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26">бьющей</text:span> из <text:span text:style-name="T126">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26">А</text:span> Слотроп действительно настроен на ракетный взрыв, или <text:span text:style-name="T126">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26">удастся</text:span>, <text:span text:style-name="T126">ещё </text:span>этих приливающих повторений, повторных переживаний взрыва, в страхе отключиться, потому что отключаешься <text:span text:style-name="T126">настолько</text:span> окончательно, откуда мне знать, доктор, что я очнусь? <text:span text:style-name="T126">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27">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27">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27">искушающе</text:span> лежат они рядами на своих железных койках, в девственных простынях, такие безыскусно эротичные м<text:span text:style-name="T127">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27">в</text:span> пятна<text:span text:style-name="T127">х</text:span> ночной блевотины, светло-жёлтой, прозрачной как флюиды богов, <text:span text:style-name="T127">от</text:span>брошенные газеты или пропагандистские лист<text:span text:style-name="T127">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27">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28">и вещевые сумки</text:span>, по большей части молча, к дверям выхода в бежевой краске, но края покоричневее в неровных <text:span text:style-name="T127">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27">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28">ают</text:span> земл<text:span text:style-name="T128">ю</text:span> <text:span text:style-name="T128">на </text:span>очень низких частот<text:span text:style-name="T128">ах</text:span>, доходят, смешавшись с холодом—предупрежда<text:span text:style-name="T128">ют</text:span>, что снаружи твоя слепота, после яркого внутреннего освещения, <text:span text:style-name="T128">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28">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уже следующий разворачивается, приобретая формы…. </text:p>
      <text:p text:style-name="Text_20_body">Помимо прочего, что Спектро <text:span text:style-name="T128">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29">сможет</text:span> <text:span text:style-name="T1">кто-нибудь</text:span> <text:span text:style-name="T129">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Text_20_body"><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6T11:20:44.762533752</dc:date>
    <meta:editing-cycles>102</meta:editing-cycles>
    <meta:editing-duration>P7DT21H59M56S</meta:editing-duration>
    <meta:generator>LibreOffice/6.1.5.2$Linux_X86_64 LibreOffice_project/10$Build-2</meta:generator>
    <meta:document-statistic meta:table-count="0" meta:image-count="9" meta:object-count="0" meta:page-count="46" meta:paragraph-count="396" meta:word-count="19158" meta:character-count="131564" meta:non-whitespace-character-count="112394"/>
  </office:meta>
</office:document-meta>
</file>